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49mm" style:rel-column-width="16383*"/>
    </style:style>
    <style:style style:name="Table1.C" style:family="table-column">
      <style:table-column-properties style:column-width="42.51mm" style:rel-column-width="16384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M Roman Slanted 10" fo:language="es" fo:country="PE" fo:font-weight="bold" officeooo:rsid="0007cbff" officeooo:paragraph-rsid="0007cbff" style:font-weight-asian="bold" style:font-weight-complex="bold"/>
    </style:style>
    <style:style style:name="P2" style:family="paragraph" style:parent-style-name="Table_20_Contents">
      <style:text-properties style:font-name="LM Roman 10" fo:language="es" fo:country="PE"/>
    </style:style>
    <style:style style:name="P3" style:family="paragraph" style:parent-style-name="Table_20_Contents">
      <style:text-properties style:font-name="LM Roman 10" fo:language="es" fo:country="PE" officeooo:rsid="0007cbff" officeooo:paragraph-rsid="0007cbff"/>
    </style:style>
    <style:style style:name="P4" style:family="paragraph" style:parent-style-name="Table_20_Contents">
      <style:text-properties fo:language="es" fo:country="PE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 table:number-columns-repeated="2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Solución 1</text:p>
          </table:table-cell>
          <table:table-cell table:style-name="Table1.A1" office:value-type="string">
            <text:p text:style-name="P1">Solución 2 </text:p>
          </table:table-cell>
          <table:table-cell table:style-name="Table1.D1" office:value-type="string">
            <text:p text:style-name="P1">Solución 3</text:p>
          </table:table-cell>
        </table:table-row>
        <table:table-row>
          <table:table-cell table:style-name="Table1.A2" office:value-type="string">
            <text:p text:style-name="P3">Proteger y Albergar Componentes</text:p>
          </table:table-cell>
          <table:table-cell table:style-name="Table1.A2" office:value-type="string">
            <text:p text:style-name="P3">Case en el panel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Sujetar los Componente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Regular Voltaj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Sensar el Movimient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Sensar la Posició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Sensar Parámetros Internos del Aut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Recopilar/Preparar Dato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Generar Señal de Retroalimentació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Enviar/Recibir Dato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Indicar Funcionamient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Retroalimentar Estilo de Conducció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lmacenar Dato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condicionar</text:p>
            <text:p text:style-name="P3">Datos/Extraer</text:p>
            <text:p text:style-name="P3">información</text:p>
            <text:p text:style-name="P3">estadístic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Clasificar Estilo</text:p>
            <text:p text:style-name="P3">de conducció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5:54:09.416489896</meta:creation-date>
    <dc:date>2018-09-24T17:38:39.676118441</dc:date>
    <meta:editing-duration>PT1H34M20S</meta:editing-duration>
    <meta:editing-cycles>1</meta:editing-cycles>
    <meta:document-statistic meta:table-count="1" meta:image-count="0" meta:object-count="0" meta:page-count="1" meta:paragraph-count="22" meta:word-count="54" meta:character-count="416" meta:non-whitespace-character-count="383"/>
    <meta:generator>LibreOffice/5.1.6.2$Linux_X86_64 LibreOffice_project/10m0$Build-2</meta:generator>
  </office:meta>
</office:document-meta>
</file>